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6"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eries del SQLBolt</text:p>
      <text:p text:style-name="P1"/>
      <text:p text:style-name="P2">1.- SELECT queries 101</text:p>
      <text:list xml:id="list1533555100371152226" text:style-name="L1">
        <text:list-item>
          <text:p text:style-name="P3">SELECT title FROM movies;</text:p>
        </text:list-item>
        <text:list-item>
          <text:p text:style-name="P3">SELECT director FROM movies;</text:p>
        </text:list-item>
        <text:list-item>
          <text:p text:style-name="P3">SELECT title, director FROM movies;</text:p>
        </text:list-item>
        <text:list-item>
          <text:p text:style-name="P3">SELECT title, year FROM movies;</text:p>
        </text:list-item>
        <text:list-item>
          <text:p text:style-name="P3">SELECT * FROM movies;</text:p>
        </text:list-item>
      </text:list>
      <text:p text:style-name="P1"/>
      <text:p text:style-name="P2">2.- Queries with constraints (Pt.1)</text:p>
      <text:list xml:id="list2175247864022221212" text:style-name="L2">
        <text:list-item>
          <text:p text:style-name="P4">SELECT title FROM movies WHERE id = 6;</text:p>
        </text:list-item>
        <text:list-item>
          <text:p text:style-name="P4">SELECT title FROM movies WHERE year BETWEEN 2000 AND 2010;</text:p>
        </text:list-item>
        <text:list-item>
          <text:p text:style-name="P4">SELECT title FROM movies WHERE year not BETWEEN 2000 AND 2010;</text:p>
        </text:list-item>
        <text:list-item>
          <text:p text:style-name="P4">SELECT title FROM movies WHERE id &lt;= 5;</text:p>
        </text:list-item>
      </text:list>
      <text:p text:style-name="P1"/>
      <text:p text:style-name="P2">3.- Queries with constraints (Pt.2)</text:p>
      <text:list xml:id="list7232039551851567345" text:style-name="L3">
        <text:list-item>
          <text:p text:style-name="P5">SELECT title FROM movies WHERE title LIKE "Toy Story%";</text:p>
        </text:list-item>
        <text:list-item>
          <text:p text:style-name="P5">SELECT title FROM movies WHERE director LIKE "John Lasseter";</text:p>
        </text:list-item>
        <text:list-item>
          <text:p text:style-name="P5">SELECT title, director FROM movies WHERE director not LIKE "John Lasseter";</text:p>
        </text:list-item>
        <text:list-item>
          <text:p text:style-name="P5">SELECT title FROM movies WHERE title LIKE "WALL-%";</text:p>
        </text:list-item>
      </text:list>
      <text:p text:style-name="P1"/>
      <text:p text:style-name="P2">4.- Filtering and sorting Query results</text:p>
      <text:list xml:id="list2997271589659500254" text:style-name="L4">
        <text:list-item>
          <text:p text:style-name="P6">SELECT DISTINCT director FROM movies ORDER BY director;</text:p>
        </text:list-item>
        <text:list-item>
          <text:p text:style-name="P6">SELECT title FROM movies ORDER BY year DESC LIMIT 4;</text:p>
        </text:list-item>
        <text:list-item>
          <text:p text:style-name="P6">SELECT title FROM movies ORDER BY title LIMIT 5;</text:p>
        </text:list-item>
        <text:list-item>
          <text:p text:style-name="P6">SELECT title FROM movies ORDER BY title LIMIT 5 OFFSET 5;</text:p>
        </text:list-item>
      </text:list>
      <text:p text:style-name="P1"/>
      <text:p text:style-name="P2">5.- Simple SELECT Queries</text:p>
      <text:list xml:id="list4719333589342514686" text:style-name="L5">
        <text:list-item>
          <text:p text:style-name="P7">SELECT city, population FROM north_american_cities WHERE country = "Canada";</text:p>
        </text:list-item>
        <text:list-item>
          <text:p text:style-name="P7">SELECT city FROM north_american_cities WHERE country = "United States" ORDER BY latitude DESC;</text:p>
        </text:list-item>
        <text:list-item>
          <text:p text:style-name="P7">SELECT city FROM north_american_cities WHERE longitude &lt; -87.629798 ORDER BY longitude; (SELECT * FROM north_american_cities WHERE city = "Chicago"; para saber el valor longitude de Chicago)</text:p>
        </text:list-item>
        <text:list-item>
          <text:p text:style-name="P7">SELECT city FROM north_american_cities WHERE country = "Mexico" ORDER BY population DESC LIMIT 2;</text:p>
        </text:list-item>
        <text:list-item>
          <text:p text:style-name="P7">SELECT city FROM north_american_cities WHERE country = "United States" ORDER BY population DESC LIMIT 2 OFFSET 2;</text:p>
        </text:list-item>
      </text:list>
      <text:p text:style-name="P1"/>
      <text:p text:style-name="P2">6.- Multi-table queries with JOINS</text:p>
      <text:list xml:id="list3284854710984204980" text:style-name="L6">
        <text:list-item>
          <text:p text:style-name="P8">SEL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0S</meta:editing-duration>
    <meta:editing-cycles>10</meta:editing-cycles>
    <meta:generator>OpenOffice/4.1.3$Win32 OpenOffice.org_project/413m1$Build-9783</meta:generator>
    <dc:date>2020-11-28T19:31:35.38</dc:date>
    <dc:creator>Carlos Guillermo Valenzuela García</dc:creator>
    <meta:document-statistic meta:table-count="0" meta:image-count="0" meta:object-count="0" meta:page-count="1" meta:paragraph-count="30" meta:word-count="269" meta:character-count="1622"/>
    <meta:user-defined meta:name="Info 1"/>
    <meta:user-defined meta:name="Info 2"/>
    <meta:user-defined meta:name="Info 3"/>
    <meta:user-defined meta:name="Info 4"/>
  </office:meta>
</office:document-meta>
</file>